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7">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1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10">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17">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13">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2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7" style:family="paragraph" style:parent-style-name="Standard" style:list-style-name="WWNum8">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8" style:family="paragraph" style:parent-style-name="Standard" style:list-style-name="WWNum22">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9" style:family="paragraph" style:parent-style-name="Standard" style:list-style-name="WWNum19">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30" style:family="paragraph" style:parent-style-name="Standard" style:list-style-name="WWNum14">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31" style:family="paragraph" style:parent-style-name="Standard" style:list-style-name="WWNum20">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32" style:family="paragraph" style:parent-style-name="Standard" style:list-style-name="WWNum9">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34" style:family="paragraph" style:parent-style-name="Standard" style:list-style-name="WWNum15">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35" style:family="paragraph" style:parent-style-name="Standard" style:list-style-name="WWNum18">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36" style:family="paragraph" style:parent-style-name="Standard" style:list-style-name="WWNum12">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3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8" style:family="paragraph" style:parent-style-name="Heading_20_1" style:list-style-name="WWNum6">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39" style:family="paragraph" style:parent-style-name="Heading_20_1" style:list-style-name="WWNum6">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none"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style:font-name="Garamond" fo:font-size="10pt" style:text-underline-style="none" style:font-name-asian="Garamond1" style:font-size-asian="10pt"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7">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7">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7">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7">Sprint </text:span><text:span text:style-name="T2">No</text:span><text:span text:style-name="T7">.</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7">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7">File Name</text:span></text:p>
            <text:p text:style-name="P8"><text:span text:style-name="T8">(Source Code)</text:span></text:p>
          </table:table-cell>
          <table:table-cell table:style-name="Table1.D1" table:number-columns-spanned="3" office:value-type="string">
            <text:p text:style-name="P8"><text:span text:style-name="T2">Database Files: </text:span></text:p>
            <text:list xml:id="list4304729231923355544" text:style-name="WWNum1">
              <text:list-item>
                <text:p text:style-name="P16"><text:span text:style-name="T2">DBHandler.java</text:span></text:p>
              </text:list-item>
              <text:list-item>
                <text:p text:style-name="P16"><text:span text:style-name="T2">FoodStores.java</text:span></text:p>
              </text:list-item>
              <text:list-item>
                <text:p text:style-name="P16"><text:span text:style-name="T2">ListActivity.java</text:span></text:p>
              </text:list-item>
              <text:list-item>
                <text:p text:style-name="P16"><text:span text:style-name="T2">MainActivity.java</text:span></text:p>
              </text:list-item>
              <text:list-item>
                <text:p text:style-name="P16"><text:span text:style-name="T2">SplashScreen.java</text:span></text:p>
              </text:list-item>
              <text:list-item>
                <text:p text:style-name="P16"><text:span text:style-name="T2">ViewFoodStore.java</text:span></text:p>
              </text:list-item>
              <text:list-item>
                <text:p text:style-name="P16"><text:span text:style-name="T2">CustomRowAdapter.java</text:span></text:p>
              </text:list-item>
            </text:list>
          </table:table-cell>
          <table:covered-table-cell/>
          <table:covered-table-cell/>
        </table:table-row>
      </table:table>
      <text:p text:style-name="P3"><text:soft-page-break/></text:p>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10">Criteria</text:span></text:p>
          </table:table-cell>
          <table:table-cell table:style-name="Table2.A1" table:number-columns-spanned="2" office:value-type="string">
            <text:p text:style-name="P9"><text:span text:style-name="T12">Comply</text:span></text:p>
          </table:table-cell>
          <table:covered-table-cell/>
          <table:table-cell table:style-name="Table2.D1" table:number-rows-spanned="2" office:value-type="string">
            <text:p text:style-name="P9"><text:span text:style-name="T10">Remarks</text:span></text:p>
          </table:table-cell>
        </table:table-row>
        <table:table-row table:style-name="Table2.1">
          <table:covered-table-cell/>
          <table:table-cell table:style-name="Table2.A1" office:value-type="string">
            <text:p text:style-name="P9"><text:span text:style-name="T4">Yes</text:span></text:p>
          </table:table-cell>
          <table:table-cell table:style-name="Table2.A1" office:value-type="string">
            <text:p text:style-name="P9"><text:span text:style-name="T4">No</text:span></text:p>
          </table:table-cell>
          <table:covered-table-cell/>
        </table:table-row>
        <table:table-row table:style-name="Table2.1">
          <table:table-cell table:style-name="Table2.A1" office:value-type="string">
            <text:p text:style-name="P10"><text:span text:style-name="T11">License exists at the top of the code</text:span></text:p>
          </table:table-cell>
          <table:table-cell table:style-name="Table2.A1" office:value-type="string">
            <text:p text:style-name="P6"><text:span text:style-name="T4">✓</text:span></text:p>
          </table:table-cell>
          <table:table-cell table:style-name="Table2.A1" office:value-type="string">
            <text:p text:style-name="P10"><text:span text:style-name="T4"><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1">License contains the name of the author</text:span></text:p>
          </table:table-cell>
          <table:table-cell table:style-name="Table2.A1" office:value-type="string">
            <text:p text:style-name="P6"><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1">License contains the following:</text:span></text:p>
            <text:p text:style-name="P10"><text:span text:style-name="T11">“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4">✓</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10">Criteria</text:span></text:p>
          </table:table-cell>
          <table:table-cell table:style-name="Table3.A1" table:number-columns-spanned="2" office:value-type="string">
            <text:p text:style-name="P9"><text:span text:style-name="T9">Comply</text:span></text:p>
          </table:table-cell>
          <table:covered-table-cell/>
          <table:table-cell table:style-name="Table3.D1" table:number-rows-spanned="2" office:value-type="string">
            <text:p text:style-name="P9"><text:span text:style-name="T10">Remarks</text:span></text:p>
          </table:table-cell>
        </table:table-row>
        <table:table-row table:style-name="Table3.1">
          <table:covered-table-cell/>
          <table:table-cell table:style-name="Table3.A1" office:value-type="string">
            <text:p text:style-name="P9"><text:span text:style-name="T4">Yes</text:span></text:p>
          </table:table-cell>
          <table:table-cell table:style-name="Table3.A1" office:value-type="string">
            <text:p text:style-name="P9"><text:span text:style-name="T4">No</text:span></text:p>
          </table:table-cell>
          <table:covered-table-cell/>
        </table:table-row>
        <table:table-row table:style-name="Table3.1">
          <table:table-cell table:style-name="Table3.A1" office:value-type="string">
            <text:p text:style-name="P10"><text:span text:style-name="T11">Code History appears after the license of the source code.</text:span></text:p>
          </table:table-cell>
          <table:table-cell table:style-name="Table3.A1" office:value-type="string">
            <text:p text:style-name="P6"><text:span text:style-name="T4">✓</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1">Code History has been updated accordingly based on name of programmer, change date and change description.</text:span></text:p>
          </table:table-cell>
          <table:table-cell table:style-name="Table3.A1" office:value-type="string">
            <text:p text:style-name="P6"><text:span text:style-name="T4">✓</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10">Criteria</text:span></text:p>
          </table:table-cell>
          <table:table-cell table:style-name="Table4.A1" table:number-columns-spanned="2" office:value-type="string">
            <text:p text:style-name="P9"><text:span text:style-name="T9">Comply</text:span></text:p>
          </table:table-cell>
          <table:covered-table-cell/>
          <table:table-cell table:style-name="Table4.D1" table:number-rows-spanned="2" office:value-type="string">
            <text:p text:style-name="P9"><text:span text:style-name="T10">Remarks</text:span></text:p>
          </table:table-cell>
        </table:table-row>
        <table:table-row table:style-name="Table4.1">
          <table:covered-table-cell/>
          <table:table-cell table:style-name="Table4.A1" office:value-type="string">
            <text:p text:style-name="P9"><text:span text:style-name="T4">Yes</text:span></text:p>
          </table:table-cell>
          <table:table-cell table:style-name="Table4.A1" office:value-type="string">
            <text:p text:style-name="P9"><text:span text:style-name="T4">No</text:span></text:p>
          </table:table-cell>
          <table:covered-table-cell/>
        </table:table-row>
        <table:table-row table:style-name="Table4.1">
          <table:table-cell table:style-name="Table4.A1" office:value-type="string">
            <text:p text:style-name="P10"><text:span text:style-name="T1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Indentions are 5 spaces. TABS ARE </text:span><text:span text:style-name="T4">NO</text:span><text:span text:style-name="T11">T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Inline comments are found at the top of the statement using '/*' and '*/'.</text:span></text:p>
          </table:table-cell>
          <table:table-cell table:style-name="Table4.A1" office:value-type="string">
            <text:p text:style-name="P6"><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Bracketing of block statements follows the following format:</text:span></text:p>
            <text:p text:style-name="P11"/>
            <text:p text:style-name="P10"><text:span text:style-name="T11">if (){</text:span></text:p>
            <text:p text:style-name="P10"><text:span text:style-name="T11"><text:s text:c="5"/>statements;</text:span></text:p>
            <text:p text:style-name="P10"><text:span text:style-name="T11">}</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0"><text:span text:style-name="T4">Exception for setter and getter functions</text:span></text:p>
          </table:table-cell>
        </table:table-row>
        <table:table-row table:style-name="Table4.1">
          <table:table-cell table:style-name="Table4.A1" office:value-type="string">
            <text:p text:style-name="P10"><text:span text:style-name="T11">Exceptions are being handled appropriately.</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Meaningful variable nam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Variable are initialized prior to us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Program statements are limited to one per lin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Parenthesis are used to remove operator precedence ambituity and improve code readability.</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0"><text:span text:style-name="T4">✓t much numerical statements</text:span></text:p>
          </table:table-cell>
        </table:table-row>
        <table:table-row table:style-name="Table4.1">
          <table:table-cell table:style-name="Table4.A1" office:value-type="string">
            <text:p text:style-name="P10"><text:span text:style-name="T11">Meaningful error messag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
      <text:list xml:id="list6824078929466332961" text:style-name="WWNum6">
        <text:list-item>
          <text:p text:style-name="P38"><text:soft-page-break/></text:p>
        </text:list-item>
        <text:list-item>
          <text:p text:style-name="P38"/>
        </text:list-item>
        <text:list-item>
          <text:p text:style-name="P39"><text:span text:style-name="T5">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10">List of Method Signature</text:span></text:p>
          </table:table-cell>
          <table:table-cell table:style-name="Table5.A1" table:number-columns-spanned="2" office:value-type="string">
            <text:p text:style-name="P9"><text:span text:style-name="T10">Modularity</text:span></text:p>
          </table:table-cell>
          <table:covered-table-cell/>
          <table:table-cell table:style-name="Table5.D1" table:number-rows-spanned="2" office:value-type="string">
            <text:p text:style-name="P9"><text:span text:style-name="T10">Remarks</text:span></text:p>
          </table:table-cell>
        </table:table-row>
        <table:table-row table:style-name="Table5.1">
          <table:covered-table-cell/>
          <table:table-cell table:style-name="Table5.A1" office:value-type="string">
            <text:p text:style-name="P9"><text:span text:style-name="T9">Coupling</text:span></text:p>
          </table:table-cell>
          <table:table-cell table:style-name="Table5.A1" office:value-type="string">
            <text:p text:style-name="P9"><text:span text:style-name="T9">Cohesion</text:span></text:p>
          </table:table-cell>
          <table:covered-table-cell/>
        </table:table-row>
        <table:table-row table:style-name="Table5.1">
          <table:table-cell table:style-name="Table5.A1" office:value-type="string">
            <text:list xml:id="list8007387354648920278" text:style-name="WWNum7">
              <text:list-item>
                <text:p text:style-name="P17"><text:span text:style-name="T4">DBHandler.java</text:span></text:p>
              </text:list-item>
            </text:list>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list xml:id="list4071288539996499563" text:style-name="WWNum11">
              <text:list-item>
                <text:p text:style-name="P18"><text:span text:style-name="T4">openDB()</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3"/>
          </table:table-cell>
        </table:table-row>
        <table:table-row table:style-name="Table5.1">
          <table:table-cell table:style-name="Table5.A1" office:value-type="string">
            <text:list xml:id="list3313506742661341707" text:style-name="WWNum10">
              <text:list-item>
                <text:p text:style-name="P19"><text:span text:style-name="T4">closeDB()<text:tab/><text:tab/></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row table:style-name="Table5.1">
          <table:table-cell table:style-name="Table5.A1" office:value-type="string">
            <text:list xml:id="list3679673629834821059" text:style-name="WWNum5">
              <text:list-item>
                <text:p text:style-name="P20"><text:span text:style-name="T4">getAllFoodStores()</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8"><text:span text:style-name="T4">-Returns a list with newly created independent objects with a sole purpose of referencing. Resulting in good Coupling and Cohesion </text:span></text:p>
          </table:table-cell>
        </table:table-row>
        <table:table-row table:style-name="Table5.1">
          <table:table-cell table:style-name="Table5.A1" office:value-type="string">
            <text:list xml:id="list9177343322331850249" text:style-name="WWNum2">
              <text:list-item>
                <text:p text:style-name="P21"><text:span text:style-name="T4">createDB()</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8"><text:span text:style-name="T4">-Creates a db if there is no existing one, highly cohesive and low coupling</text:span></text:p>
          </table:table-cell>
        </table:table-row>
        <table:table-row table:style-name="Table5.1">
          <table:table-cell table:style-name="Table5.A1" office:value-type="string">
            <text:list xml:id="list7971197537665839946" text:style-name="WWNum16">
              <text:list-item>
                <text:p text:style-name="P22"><text:span text:style-name="T4">checkDB()</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3"/>
          </table:table-cell>
        </table:table-row>
        <table:table-row table:style-name="Table5.1">
          <table:table-cell table:style-name="Table5.A1" office:value-type="string">
            <text:list xml:id="list8513306653266333606" text:style-name="WWNum17">
              <text:list-item>
                <text:p text:style-name="P23"><text:span text:style-name="T4">copyDB()</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8"><text:span text:style-name="T4">-Just outputs Database contents into an output stream</text:span></text:p>
          </table:table-cell>
        </table:table-row>
        <table:table-row table:style-name="Table5.1">
          <table:table-cell table:style-name="Table5.A1" office:value-type="string">
            <text:p text:style-name="P37"><text:span text:style-name="T4">2.) <text:s text:c="2"/>FoodStores.java</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row table:style-name="Table5.1">
          <table:table-cell table:style-name="Table5.A1" office:value-type="string">
            <text:list xml:id="list2008490340714743640" text:style-name="WWNum13">
              <text:list-item>
                <text:p text:style-name="P24"><text:span text:style-name="T4">FoodStores()</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e initialization function</text:span></text:p>
          </table:table-cell>
        </table:table-row>
        <table:table-row table:style-name="Table5.1">
          <table:table-cell table:style-name="Table5.A1" office:value-type="string">
            <text:list xml:id="list1573863022224152615" text:style-name="WWNum3">
              <text:list-item>
                <text:p text:style-name="P25"><text:span text:style-name="T4">get_id()</text:span></text:p>
              </text:list-item>
              <text:list-item>
                <text:p text:style-name="P25"><text:span text:style-name="T4">set_id()</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8"><text:span text:style-name="T4">-Simple setter and getter functions</text:span></text:p>
          </table:table-cell>
        </table:table-row>
        <table:table-row table:style-name="Table5.1">
          <table:table-cell table:style-name="Table5.A1" office:value-type="string">
            <text:list xml:id="list1956440285524512457" text:style-name="WWNum21">
              <text:list-item>
                <text:p text:style-name="P26"><text:span text:style-name="T4">get_foodStoreName()</text:span></text:p>
              </text:list-item>
              <text:list-item>
                <text:p text:style-name="P26"><text:span text:style-name="T4">set_foodStoreName()</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e setter and getter functions</text:span></text:p>
          </table:table-cell>
        </table:table-row>
        <table:table-row table:style-name="Table5.1">
          <table:table-cell table:style-name="Table5.A1" office:value-type="string">
            <text:list xml:id="list8839636859124149321" text:style-name="WWNum8">
              <text:list-item>
                <text:p text:style-name="P27"><text:span text:style-name="T4">get_foodStoreLocation()</text:span></text:p>
              </text:list-item>
              <text:list-item>
                <text:p text:style-name="P27"><text:span text:style-name="T4">set_foodStoreLocation()</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e setter and getter functions</text:span></text:p>
          </table:table-cell>
        </table:table-row>
        <table:table-row table:style-name="Table5.1">
          <table:table-cell table:style-name="Table5.A1" office:value-type="string">
            <text:list xml:id="list3951208104522383258" text:style-name="WWNum22">
              <text:list-item>
                <text:p text:style-name="P28"><text:span text:style-name="T4">get_cuisineType()</text:span></text:p>
              </text:list-item>
              <text:list-item>
                <text:p text:style-name="P28"><text:span text:style-name="T4">set_cuisineType()</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e setter and getter functions</text:span></text:p>
          </table:table-cell>
        </table:table-row>
        <table:table-row table:style-name="Table5.1">
          <table:table-cell table:style-name="Table5.A1" office:value-type="string">
            <text:list xml:id="list5179459655880880897" text:style-name="WWNum19">
              <text:list-item>
                <text:p text:style-name="P29"><text:span text:style-name="T4">get_rating()</text:span></text:p>
              </text:list-item>
              <text:list-item>
                <text:p text:style-name="P29"><text:span text:style-name="T4">set_rating()</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e setter and getter functions</text:span></text:p>
          </table:table-cell>
        </table:table-row>
        <table:table-row table:style-name="Table5.1">
          <table:table-cell table:style-name="Table5.A1" office:value-type="string">
            <text:list xml:id="list103359570361024065" text:style-name="WWNum14">
              <text:list-item>
                <text:p text:style-name="P30"><text:span text:style-name="T4">get_image()</text:span></text:p>
              </text:list-item>
              <text:list-item>
                <text:p text:style-name="P30"><text:span text:style-name="T4">set_image()</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e setter and getter functions</text:span></text:p>
          </table:table-cell>
        </table:table-row>
        <table:table-row table:style-name="Table5.1">
          <table:table-cell table:style-name="Table5.A1" office:value-type="string">
            <text:p text:style-name="P37"><text:span text:style-name="T4">3.) <text:s/>ListActivity.java</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2"/>
          </table:table-cell>
        </table:table-row>
        <table:table-row table:style-name="Table5.1">
          <table:table-cell table:style-name="Table5.A1" office:value-type="string">
            <text:list xml:id="list437164813073214793" text:style-name="WWNum20">
              <text:list-item>
                <text:p text:style-name="P31"><text:span text:style-name="T4">onCreate()</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Has a set function but the processing of necessary values needed for its output are all inside one function</text:span></text:p>
          </table:table-cell>
        </table:table-row>
        <table:table-row table:style-name="Table5.1">
          <table:table-cell table:style-name="Table5.A1" office:value-type="string">
            <text:p text:style-name="P37"><text:span text:style-name="T4">4.) MainActivity.java</text:span></text:p>
          </table:table-cell>
          <table:table-cell table:style-name="Table5.A1" office:value-type="string">
            <text:p text:style-name="P8"><text:span text:style-name="T4">Coupling</text:span></text:p>
          </table:table-cell>
          <table:table-cell table:style-name="Table5.A1" office:value-type="string">
            <text:p text:style-name="P8"><text:span text:style-name="T4">Cohesion</text:span></text:p>
          </table:table-cell>
          <table:table-cell table:style-name="Table5.D1" office:value-type="string">
            <text:p text:style-name="P2"/>
          </table:table-cell>
        </table:table-row>
        <table:table-row table:style-name="Table5.1">
          <table:table-cell table:style-name="Table5.A1" office:value-type="string">
            <text:list xml:id="list1136445328177440942" text:style-name="WWNum9">
              <text:list-item>
                <text:p text:style-name="P32"><text:span text:style-name="T4">onCreate()</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y sets the View</text:span></text:p>
          </table:table-cell>
        </table:table-row>
        <table:table-row table:style-name="Table5.1">
          <table:table-cell table:style-name="Table5.A1" office:value-type="string">
            <text:list xml:id="list3158851264128122333" text:style-name="WWNum4">
              <text:list-item>
                <text:p text:style-name="P33"><text:span text:style-name="T4">launchFoodStoreList()</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y sets the View</text:span></text:p>
          </table:table-cell>
        </table:table-row>
        <table:table-row table:style-name="Table5.1">
          <table:table-cell table:style-name="Table5.A1" office:value-type="string">
            <text:p text:style-name="P37"><text:span text:style-name="T4">5.) SplashScreen.java</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2"/>
          </table:table-cell>
        </table:table-row>
        <table:table-row table:style-name="Table5.1">
          <table:table-cell table:style-name="Table5.A1" office:value-type="string">
            <text:list xml:id="list2960063330278926327" text:style-name="WWNum15">
              <text:list-item>
                <text:p text:style-name="P34"><text:span text:style-name="T4">onCreate()</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y sets splash screen view</text:span></text:p>
          </table:table-cell>
        </table:table-row>
        <table:table-row table:style-name="Table5.1">
          <table:table-cell table:style-name="Table5.A1" office:value-type="string">
            <text:p text:style-name="P37"><text:span text:style-name="T4">6.) ViewFoodStore.java</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2"/>
          </table:table-cell>
        </table:table-row>
        <table:table-row table:style-name="Table5.1">
          <table:table-cell table:style-name="Table5.A1" office:value-type="string">
            <text:list xml:id="list7948106342961793631" text:style-name="WWNum18">
              <text:list-item>
                <text:p text:style-name="P35"><text:span text:style-name="T4">onCreate()<text:tab/><text:tab/></text:span></text:p>
              </text:list-item>
            </text:list>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text:span text:style-name="T4">-Simply sets the FoodStore screen view</text:span></text:p>
          </table:table-cell>
        </table:table-row>
        <table:table-row table:style-name="Table5.1">
          <table:table-cell table:style-name="Table5.A1" office:value-type="string">
            <text:p text:style-name="P37"><text:span text:style-name="T4">7.) CustomRowAdapter.java</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2"/>
          </table:table-cell>
        </table:table-row>
        <table:table-row table:style-name="Table5.1">
          <table:table-cell table:style-name="Table5.A1" office:value-type="string">
            <text:list xml:id="list758181507064228232" text:style-name="WWNum12">
              <text:list-item>
                <text:p text:style-name="P36"><text:span text:style-name="T4">getView()<text:tab/></text:span></text:p>
              </text:list-item>
            </text:list>
          </table:table-cell>
          <table:table-cell table:style-name="Table5.A1" office:value-type="string">
            <text:p text:style-name="P6"><text:span text:style-name="T4">✓</text:span></text:p>
          </table:table-cell>
          <table:table-cell table:style-name="Table5.A1" office:value-type="string">
            <text:p text:style-name="P6"><text:span text:style-name="T4">✓</text:span></text:p>
          </table:table-cell>
          <table:table-cell table:style-name="Table5.D1" office:value-type="string">
            <text:p text:style-name="P2"/>
          </table:table-cell>
        </table:table-row>
      </table:table>
      <text:p text:style-name="P5"><text:soft-page-break/></text:p>
      <text:list xml:id="list195441317614948" text:continue-list="list6824078929466332961" text:style-name="WWNum6">
        <text:list-item>
          <text:p text:style-name="P38"/>
        </text:list-item>
        <text:list-item>
          <text:p text:style-name="P38"/>
        </text:list-item>
      </text:list>
      <text:p text:style-name="P5"/>
      <text:p text:style-name="P5"/>
      <text:p text:style-name="P5"/>
      <text:p text:style-name="P5"/>
      <text:list xml:id="list195441381508355" text:continue-numbering="true" text:style-name="WWNum6">
        <text:list-item>
          <text:p text:style-name="P39"><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aramond" fo:font-family="Garamond"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aramond" fo:font-family="Garamond" style:font-family-generic="roman" style:font-pitch="variable"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aramond" fo:font-family="Garamond" style:font-family-generic="roman" style:font-pitch="variable"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Garamond" fo:font-family="Garamond" style:font-family-generic="roman" style:font-pitch="variable"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Garamond" fo:font-family="Garamond"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Garamond" fo:font-family="Garamond" style:font-family-generic="roman" style:font-pitch="variable"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Garamond" fo:font-family="Garamond" style:font-family-generic="roman" style:font-pitch="variable"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Garamond" fo:font-family="Garamond" style:font-family-generic="roman" style:font-pitch="variable"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Garamond" fo:font-family="Garamond" style:font-family-generic="roman" style:font-pitch="variable"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Garamond" fo:font-family="Garamond" style:font-family-generic="roman" style:font-pitch="variable"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Garamond" fo:font-family="Garamond" style:font-family-generic="roman" style:font-pitch="variable"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Garamond" fo:font-family="Garamond" style:font-family-generic="roman" style:font-pitch="variable"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Garamond" fo:font-family="Garamond" style:font-family-generic="roman" style:font-pitch="variable" fo:font-size="10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Garamond" fo:font-family="Garamond" style:font-family-generic="roman" style:font-pitch="variable" fo:font-size="10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Garamond" fo:font-family="Garamond" style:font-family-generic="roman" style:font-pitch="variable" fo:font-size="10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180" meta:word-count="629" meta:character-count="3810" meta:non-whitespace-character-count="3357"/>
    <meta:generator>LibreOfficeDev/5.1.0.3$Linux_X86_64 LibreOffice_project/</meta:generator>
  </office:meta>
</office:document-meta>
</file>